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5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0.02mm"/>
    </style:style>
    <style:style style:name="co6" style:family="table-column">
      <style:table-column-properties fo:break-before="auto" style:column-width="6.47mm"/>
    </style:style>
    <style:style style:name="co7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3"/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 style:data-style-name="N10"/>
    <style:style style:name="ce2" style:family="table-cell" style:parent-style-name="Default" style:data-style-name="N11"/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4" table:default-cell-style-name="ce13"/>
        <table:table-column table:style-name="co7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nquellen: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<text:s/>- ab 17.03.20 (inkl.)</text:p>
          </table:table-cell>
          <table:table-cell table:style-name="Default"/>
          <table:table-cell table:style-name="Default" office:value-type="string" calcext:value-type="string">
            <text:p>https://www.bag.admin.ch/bag/de/home/krankheiten/ausbrueche-epidemien-pandemien/aktuelle-ausbrueche-epidemien/novel-cov/situation-schweiz-und-international.html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<text:s/>- vor 17.03.20</text:p>
          </table:table-cell>
          <table:table-cell table:style-name="Default"/>
          <table:table-cell table:style-name="Default" office:value-type="string" calcext:value-type="string">
            <text:p><text:a xlink:href="https://de.wikipedia.org/wiki/COVID-19-Pandemie_in_der_Schweiz" xlink:type="simple">https://de.wikipedia.org/wiki/COVID-19-Pandemie_in_der_Schweiz</text:a>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<text:s/>- Totenzahlen</text:p>
          </table:table-cell>
          <table:table-cell table:style-name="Default"/>
          <table:table-cell table:style-name="Default" office:value-type="string" calcext:value-type="string">
            <text:p><text:a xlink:href="https://de.wikipedia.org/wiki/COVID-19-Pandemie_in_der_Schweiz" xlink:type="simple">https://de.wikipedia.org/wiki/COVID-19-Pandemie_in_der_Schweiz</text:a>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Achtung: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<text:s/>- das BAG kommt offenbar nicht nach mit zählen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<text:s/>- die Daten werden nicht immer zur gleichen Tageszeit veröffentlicht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<text:s/>- → die Daten sind nur beschränkt von Tag zu Tag miteinander vergleichbar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/>
          <table:table-cell table:style-name="ce6" office:value-type="string" calcext:value-type="string">
            <text:p>Positiv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%</text:p>
          </table:table-cell>
          <table:table-cell table:style-name="ce6" office:value-type="string" calcext:value-type="string">
            <text:p>Tote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%</text:p>
          </table:table-cell>
          <table:table-cell table:style-name="ce6" office:value-type="string" calcext:value-type="string">
            <text:p>Mortalität</text:p>
          </table:table-cell>
          <table:table-cell table:style-name="ce6"/>
        </table:table-row>
        <table:table-row table:style-name="ro1">
          <table:table-cell office:value-type="date" office:date-value="2020-02-25" calcext:value-type="date">
            <text:p>25.02.2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date" office:date-value="2020-02-26" calcext:value-type="date">
            <text:p>26.02.20</text:p>
          </table:table-cell>
          <table:table-cell office:value-type="float" office:value="1" calcext:value-type="float">
            <text:p>1</text:p>
          </table:table-cell>
          <table:table-cell table:formula="of:=[.B13]-[.B12]" office:value-type="float" office:value="0" calcext:value-type="float">
            <text:p>0</text:p>
          </table:table-cell>
          <table:table-cell table:formula="of:=[.C13]/[.B12]" office:value-type="percentage" office:value="0" calcext:value-type="percentage">
            <text:p>0%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date" office:date-value="2020-02-27" calcext:value-type="date">
            <text:p>27.02.20</text:p>
          </table:table-cell>
          <table:table-cell office:value-type="float" office:value="5" calcext:value-type="float">
            <text:p>5</text:p>
          </table:table-cell>
          <table:table-cell table:formula="of:=[.B14]-[.B13]" office:value-type="float" office:value="4" calcext:value-type="float">
            <text:p>4</text:p>
          </table:table-cell>
          <table:table-cell table:formula="of:=[.C14]/[.B13]" office:value-type="percentage" office:value="4" calcext:value-type="percentage">
            <text:p>400%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date" office:date-value="2020-02-28" calcext:value-type="date">
            <text:p>28.02.20</text:p>
          </table:table-cell>
          <table:table-cell office:value-type="float" office:value="15" calcext:value-type="float">
            <text:p>15</text:p>
          </table:table-cell>
          <table:table-cell table:formula="of:=[.B15]-[.B14]" office:value-type="float" office:value="10" calcext:value-type="float">
            <text:p>10</text:p>
          </table:table-cell>
          <table:table-cell table:formula="of:=[.C15]/[.B14]" office:value-type="percentage" office:value="2" calcext:value-type="percentage">
            <text:p>200%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date" office:date-value="2020-02-29" calcext:value-type="date">
            <text:p>29.02.20</text:p>
          </table:table-cell>
          <table:table-cell office:value-type="float" office:value="18" calcext:value-type="float">
            <text:p>18</text:p>
          </table:table-cell>
          <table:table-cell table:formula="of:=[.B16]-[.B15]" office:value-type="float" office:value="3" calcext:value-type="float">
            <text:p>3</text:p>
          </table:table-cell>
          <table:table-cell table:formula="of:=[.C16]/[.B15]" office:value-type="percentage" office:value="0.2" calcext:value-type="percentage">
            <text:p>20%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date" office:date-value="2020-03-01" calcext:value-type="date">
            <text:p>01.03.20</text:p>
          </table:table-cell>
          <table:table-cell office:value-type="float" office:value="24" calcext:value-type="float">
            <text:p>24</text:p>
          </table:table-cell>
          <table:table-cell table:formula="of:=[.B17]-[.B16]" office:value-type="float" office:value="6" calcext:value-type="float">
            <text:p>6</text:p>
          </table:table-cell>
          <table:table-cell table:formula="of:=[.C17]/[.B16]" office:value-type="percentage" office:value="0.333333333333333" calcext:value-type="percentage">
            <text:p>33%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date" office:date-value="2020-03-02" calcext:value-type="date">
            <text:p>02.03.20</text:p>
          </table:table-cell>
          <table:table-cell office:value-type="float" office:value="30" calcext:value-type="float">
            <text:p>30</text:p>
          </table:table-cell>
          <table:table-cell table:formula="of:=[.B18]-[.B17]" office:value-type="float" office:value="6" calcext:value-type="float">
            <text:p>6</text:p>
          </table:table-cell>
          <table:table-cell table:formula="of:=[.C18]/[.B17]" office:value-type="percentage" office:value="0.25" calcext:value-type="percentage">
            <text:p>25%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date" office:date-value="2020-03-03" calcext:value-type="date">
            <text:p>03.03.20</text:p>
          </table:table-cell>
          <table:table-cell office:value-type="float" office:value="37" calcext:value-type="float">
            <text:p>37</text:p>
          </table:table-cell>
          <table:table-cell table:formula="of:=[.B19]-[.B18]" office:value-type="float" office:value="7" calcext:value-type="float">
            <text:p>7</text:p>
          </table:table-cell>
          <table:table-cell table:formula="of:=[.C19]/[.B18]" office:value-type="percentage" office:value="0.233333333333333" calcext:value-type="percentage">
            <text:p>23%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date" office:date-value="2020-03-04" calcext:value-type="date">
            <text:p>04.03.20</text:p>
          </table:table-cell>
          <table:table-cell office:value-type="float" office:value="58" calcext:value-type="float">
            <text:p>58</text:p>
          </table:table-cell>
          <table:table-cell table:formula="of:=[.B20]-[.B19]" office:value-type="float" office:value="21" calcext:value-type="float">
            <text:p>21</text:p>
          </table:table-cell>
          <table:table-cell table:formula="of:=[.C20]/[.B19]" office:value-type="percentage" office:value="0.567567567567568" calcext:value-type="percentage">
            <text:p>57%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date" office:date-value="2020-03-05" calcext:value-type="date">
            <text:p>05.03.20</text:p>
          </table:table-cell>
          <table:table-cell office:value-type="float" office:value="87" calcext:value-type="float">
            <text:p>87</text:p>
          </table:table-cell>
          <table:table-cell table:formula="of:=[.B21]-[.B20]" office:value-type="float" office:value="29" calcext:value-type="float">
            <text:p>29</text:p>
          </table:table-cell>
          <table:table-cell table:formula="of:=[.C21]/[.B20]" office:value-type="percentage" office:value="0.5" calcext:value-type="percentage">
            <text:p>50%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date" office:date-value="2020-03-06" calcext:value-type="date">
            <text:p>06.03.20</text:p>
          </table:table-cell>
          <table:table-cell office:value-type="float" office:value="181" calcext:value-type="float">
            <text:p>181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/[.B21]" office:value-type="percentage" office:value="1.08045977011494" calcext:value-type="percentage">
            <text:p>108%</text:p>
          </table:table-cell>
          <table:table-cell table:formula="of:=[.E21]+[.F22]" office:value-type="float" office:value="1" calcext:value-type="float">
            <text:p>1</text:p>
          </table:table-cell>
          <table:table-cell/>
          <table:table-cell table:formula="of:=[.F22]/[.E21]" office:value-type="percentage" office:value="0" calcext:value-type="percentage">
            <text:p>0%</text:p>
          </table:table-cell>
          <table:table-cell table:number-columns-repeated="2"/>
        </table:table-row>
        <table:table-row table:style-name="ro1">
          <table:table-cell office:value-type="date" office:date-value="2020-03-07" calcext:value-type="date">
            <text:p>07.03.20</text:p>
          </table:table-cell>
          <table:table-cell office:value-type="float" office:value="228" calcext:value-type="float">
            <text:p>228</text:p>
          </table:table-cell>
          <table:table-cell table:formula="of:=[.B23]-[.B22]" office:value-type="float" office:value="47" calcext:value-type="float">
            <text:p>47</text:p>
          </table:table-cell>
          <table:table-cell table:formula="of:=[.C23]/[.B22]" office:value-type="percentage" office:value="0.259668508287293" calcext:value-type="percentage">
            <text:p>26%</text:p>
          </table:table-cell>
          <table:table-cell table:formula="of:=[.E22]+[.F23]" office:value-type="float" office:value="1" calcext:value-type="float">
            <text:p>1</text:p>
          </table:table-cell>
          <table:table-cell/>
          <table:table-cell table:formula="of:=[.F23]/[.E22]" office:value-type="percentage" office:value="0" calcext:value-type="percentage">
            <text:p>0%</text:p>
          </table:table-cell>
          <table:table-cell table:number-columns-repeated="2"/>
        </table:table-row>
        <table:table-row table:style-name="ro1">
          <table:table-cell office:value-type="date" office:date-value="2020-03-08" calcext:value-type="date">
            <text:p>08.03.20</text:p>
          </table:table-cell>
          <table:table-cell office:value-type="float" office:value="281" calcext:value-type="float">
            <text:p>281</text:p>
          </table:table-cell>
          <table:table-cell table:formula="of:=[.B24]-[.B23]" office:value-type="float" office:value="53" calcext:value-type="float">
            <text:p>53</text:p>
          </table:table-cell>
          <table:table-cell table:formula="of:=[.C24]/[.B23]" office:value-type="percentage" office:value="0.232456140350877" calcext:value-type="percentage">
            <text:p>23%</text:p>
          </table:table-cell>
          <table:table-cell table:formula="of:=[.E23]+[.F2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24]/[.E23]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date" office:date-value="2020-03-09" calcext:value-type="date">
            <text:p>09.03.20</text:p>
          </table:table-cell>
          <table:table-cell office:value-type="float" office:value="312" calcext:value-type="float">
            <text:p>312</text:p>
          </table:table-cell>
          <table:table-cell table:formula="of:=[.B25]-[.B24]" office:value-type="float" office:value="31" calcext:value-type="float">
            <text:p>31</text:p>
          </table:table-cell>
          <table:table-cell table:formula="of:=[.C25]/[.B24]" office:value-type="percentage" office:value="0.110320284697509" calcext:value-type="percentage">
            <text:p>11%</text:p>
          </table:table-cell>
          <table:table-cell table:formula="of:=[.E24]+[.F25]" office:value-type="float" office:value="2" calcext:value-type="float">
            <text:p>2</text:p>
          </table:table-cell>
          <table:table-cell/>
          <table:table-cell table:formula="of:=[.F25]/[.E24]" office:value-type="percentage" office:value="0" calcext:value-type="percentage">
            <text:p>0%</text:p>
          </table:table-cell>
          <table:table-cell table:number-columns-repeated="2"/>
        </table:table-row>
        <table:table-row table:style-name="ro1">
          <table:table-cell office:value-type="date" office:date-value="2020-03-10" calcext:value-type="date">
            <text:p>10.03.20</text:p>
          </table:table-cell>
          <table:table-cell office:value-type="float" office:value="475" calcext:value-type="float">
            <text:p>475</text:p>
          </table:table-cell>
          <table:table-cell table:formula="of:=[.B26]-[.B25]" office:value-type="float" office:value="163" calcext:value-type="float">
            <text:p>163</text:p>
          </table:table-cell>
          <table:table-cell table:formula="of:=[.C26]/[.B25]" office:value-type="percentage" office:value="0.522435897435897" calcext:value-type="percentage">
            <text:p>52%</text:p>
          </table:table-cell>
          <table:table-cell table:formula="of:=[.E25]+[.F2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26]/[.E25]" office:value-type="percentage" office:value="0.5" calcext:value-type="percentage">
            <text:p>50%</text:p>
          </table:table-cell>
          <table:table-cell table:number-columns-repeated="2"/>
        </table:table-row>
        <table:table-row table:style-name="ro1">
          <table:table-cell office:value-type="date" office:date-value="2020-03-11" calcext:value-type="date">
            <text:p>11.03.20</text:p>
          </table:table-cell>
          <table:table-cell office:value-type="float" office:value="642" calcext:value-type="float">
            <text:p>642</text:p>
          </table:table-cell>
          <table:table-cell table:formula="of:=[.B27]-[.B26]" office:value-type="float" office:value="167" calcext:value-type="float">
            <text:p>167</text:p>
          </table:table-cell>
          <table:table-cell table:formula="of:=[.C27]/[.B26]" office:value-type="percentage" office:value="0.351578947368421" calcext:value-type="percentage">
            <text:p>35%</text:p>
          </table:table-cell>
          <table:table-cell table:formula="of:=[.E26]+[.F2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27]/[.E26]" office:value-type="percentage" office:value="0.333333333333333" calcext:value-type="percentage">
            <text:p>33%</text:p>
          </table:table-cell>
          <table:table-cell table:number-columns-repeated="2"/>
        </table:table-row>
        <table:table-row table:style-name="ro1">
          <table:table-cell office:value-type="date" office:date-value="2020-03-12" calcext:value-type="date">
            <text:p>12.03.20</text:p>
          </table:table-cell>
          <table:table-cell office:value-type="float" office:value="854" calcext:value-type="float">
            <text:p>854</text:p>
          </table:table-cell>
          <table:table-cell table:formula="of:=[.B28]-[.B27]" office:value-type="float" office:value="212" calcext:value-type="float">
            <text:p>212</text:p>
          </table:table-cell>
          <table:table-cell table:formula="of:=[.C28]/[.B27]" office:value-type="percentage" office:value="0.330218068535825" calcext:value-type="percentage">
            <text:p>33%</text:p>
          </table:table-cell>
          <table:table-cell table:formula="of:=[.E27]+[.F28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28]/[.E27]" office:value-type="percentage" office:value="0.75" calcext:value-type="percentage">
            <text:p>75%</text:p>
          </table:table-cell>
          <table:table-cell table:number-columns-repeated="2"/>
        </table:table-row>
        <table:table-row table:style-name="ro1">
          <table:table-cell office:value-type="date" office:date-value="2020-03-13" calcext:value-type="date">
            <text:p>13.03.20</text:p>
          </table:table-cell>
          <table:table-cell office:value-type="float" office:value="1125" calcext:value-type="float">
            <text:p>1'125</text:p>
          </table:table-cell>
          <table:table-cell table:formula="of:=[.B29]-[.B28]" office:value-type="float" office:value="271" calcext:value-type="float">
            <text:p>271</text:p>
          </table:table-cell>
          <table:table-cell table:formula="of:=[.C29]/[.B28]" office:value-type="percentage" office:value="0.317330210772834" calcext:value-type="percentage">
            <text:p>32%</text:p>
          </table:table-cell>
          <table:table-cell table:formula="of:=[.E28]+[.F29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F29]/[.E28]" office:value-type="percentage" office:value="0.571428571428571" calcext:value-type="percentage">
            <text:p>57%</text:p>
          </table:table-cell>
          <table:table-cell table:number-columns-repeated="2"/>
        </table:table-row>
        <table:table-row table:style-name="ro1">
          <table:table-cell office:value-type="date" office:date-value="2020-03-14" calcext:value-type="date">
            <text:p>14.03.20</text:p>
          </table:table-cell>
          <table:table-cell office:value-type="float" office:value="1359" calcext:value-type="float">
            <text:p>1'359</text:p>
          </table:table-cell>
          <table:table-cell table:formula="of:=[.B30]-[.B29]" office:value-type="float" office:value="234" calcext:value-type="float">
            <text:p>234</text:p>
          </table:table-cell>
          <table:table-cell table:formula="of:=[.C30]/[.B29]" office:value-type="percentage" office:value="0.208" calcext:value-type="percentage">
            <text:p>21%</text:p>
          </table:table-cell>
          <table:table-cell table:formula="of:=[.E29]+[.F30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F30]/[.E29]" office:value-type="percentage" office:value="0.181818181818182" calcext:value-type="percentage">
            <text:p>18%</text:p>
          </table:table-cell>
          <table:table-cell table:number-columns-repeated="2"/>
        </table:table-row>
        <table:table-row table:style-name="ro1">
          <table:table-cell office:value-type="date" office:date-value="2020-03-15" calcext:value-type="date">
            <text:p>15.03.20</text:p>
          </table:table-cell>
          <table:table-cell office:value-type="float" office:value="2195" calcext:value-type="float">
            <text:p>2'195</text:p>
          </table:table-cell>
          <table:table-cell table:formula="of:=[.B31]-[.B30]" office:value-type="float" office:value="836" calcext:value-type="float">
            <text:p>836</text:p>
          </table:table-cell>
          <table:table-cell table:formula="of:=[.C31]/[.B30]" office:value-type="percentage" office:value="0.615158204562178" calcext:value-type="percentage">
            <text:p>62%</text:p>
          </table:table-cell>
          <table:table-cell table:formula="of:=[.E30]+[.F31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F31]/[.E30]" office:value-type="percentage" office:value="0.153846153846154" calcext:value-type="percentage">
            <text:p>15%</text:p>
          </table:table-cell>
          <table:table-cell table:number-columns-repeated="2"/>
        </table:table-row>
        <table:table-row table:style-name="ro1">
          <table:table-cell office:value-type="date" office:date-value="2020-03-16" calcext:value-type="date">
            <text:p>16.03.20</text:p>
          </table:table-cell>
          <table:table-cell office:value-type="float" office:value="2330" calcext:value-type="float">
            <text:p>2'330</text:p>
          </table:table-cell>
          <table:table-cell table:formula="of:=[.B32]-[.B31]" office:value-type="float" office:value="135" calcext:value-type="float">
            <text:p>135</text:p>
          </table:table-cell>
          <table:table-cell table:formula="of:=[.C32]/[.B31]" office:value-type="percentage" office:value="0.061503416856492" calcext:value-type="percentage">
            <text:p>6%</text:p>
          </table:table-cell>
          <table:table-cell table:formula="of:=[.E31]+[.F32]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F32]/[.E31]" office:value-type="percentage" office:value="0.533333333333333" calcext:value-type="percentage">
            <text:p>53%</text:p>
          </table:table-cell>
          <table:table-cell table:number-columns-repeated="2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2650" calcext:value-type="float">
            <text:p>2'650</text:p>
          </table:table-cell>
          <table:table-cell table:formula="of:=[.B33]-[.B32]" office:value-type="float" office:value="320" calcext:value-type="float">
            <text:p>320</text:p>
          </table:table-cell>
          <table:table-cell table:formula="of:=[.C33]/[.B32]" office:value-type="percentage" office:value="0.137339055793991" calcext:value-type="percentage">
            <text:p>14%</text:p>
          </table:table-cell>
          <table:table-cell table:formula="of:=[.E32]+[.F33]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F33]/[.E32]" office:value-type="percentage" office:value="0.260869565217391" calcext:value-type="percentage">
            <text:p>26%</text:p>
          </table:table-cell>
          <table:table-cell table:formula="of:=[.E33]/[.B33]" office:value-type="percentage" office:value="0.0109433962264151" calcext:value-type="percentage">
            <text:p>1.09%</text:p>
          </table:table-cell>
          <table:table-cell/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3028" calcext:value-type="float">
            <text:p>3'028</text:p>
          </table:table-cell>
          <table:table-cell table:formula="of:=[.B34]-[.B33]" office:value-type="float" office:value="378" calcext:value-type="float">
            <text:p>378</text:p>
          </table:table-cell>
          <table:table-cell table:formula="of:=[.C34]/[.B33]" office:value-type="percentage" office:value="0.142641509433962" calcext:value-type="percentage">
            <text:p>14%</text:p>
          </table:table-cell>
          <table:table-cell table:formula="of:=[.E33]+[.F34]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F34]/[.E33]" office:value-type="percentage" office:value="0.172413793103448" calcext:value-type="percentage">
            <text:p>17%</text:p>
          </table:table-cell>
          <table:table-cell table:formula="of:=[.E34]/[.B34]" office:value-type="percentage" office:value="0.0112285336856011" calcext:value-type="percentage">
            <text:p>1.12%</text:p>
          </table:table-cell>
          <table:table-cell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3888" calcext:value-type="float">
            <text:p>3'888</text:p>
          </table:table-cell>
          <table:table-cell table:formula="of:=[.B35]-[.B34]" office:value-type="float" office:value="860" calcext:value-type="float">
            <text:p>860</text:p>
          </table:table-cell>
          <table:table-cell table:formula="of:=[.C35]/[.B34]" office:value-type="percentage" office:value="0.284015852047556" calcext:value-type="percentage">
            <text:p>28%</text:p>
          </table:table-cell>
          <table:table-cell table:formula="of:=[.E34]+[.F35]"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[.F35]/[.E34]" office:value-type="percentage" office:value="0.264705882352941" calcext:value-type="percentage">
            <text:p>26%</text:p>
          </table:table-cell>
          <table:table-cell table:formula="of:=[.E35]/[.B35]" office:value-type="percentage" office:value="0.011059670781893" calcext:value-type="percentage">
            <text:p>1.11%</text:p>
          </table:table-cell>
          <table:table-cell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4840" calcext:value-type="float">
            <text:p>4'840</text:p>
          </table:table-cell>
          <table:table-cell table:formula="of:=[.B36]-[.B35]" office:value-type="float" office:value="952" calcext:value-type="float">
            <text:p>952</text:p>
          </table:table-cell>
          <table:table-cell table:formula="of:=[.C36]/[.B35]" office:value-type="percentage" office:value="0.244855967078189" calcext:value-type="percentage">
            <text:p>24%</text:p>
          </table:table-cell>
          <table:table-cell table:formula="of:=[.E35]+[.F36]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F36]/[.E35]" office:value-type="percentage" office:value="0.348837209302326" calcext:value-type="percentage">
            <text:p>35%</text:p>
          </table:table-cell>
          <table:table-cell table:formula="of:=[.E36]/[.B36]" office:value-type="percentage" office:value="0.0119834710743802" calcext:value-type="percentage">
            <text:p>1.20%</text:p>
          </table:table-cell>
          <table:table-cell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6113" calcext:value-type="float">
            <text:p>6'113</text:p>
          </table:table-cell>
          <table:table-cell table:formula="of:=[.B37]-[.B36]" office:value-type="float" office:value="1273" calcext:value-type="float">
            <text:p>1'273</text:p>
          </table:table-cell>
          <table:table-cell table:formula="of:=[.C37]/[.B36]" office:value-type="percentage" office:value="0.26301652892562" calcext:value-type="percentage">
            <text:p>26%</text:p>
          </table:table-cell>
          <table:table-cell table:formula="of:=[.E36]+[.F37]"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formula="of:=[.F37]/[.E36]" office:value-type="percentage" office:value="0.362068965517241" calcext:value-type="percentage">
            <text:p>36%</text:p>
          </table:table-cell>
          <table:table-cell table:formula="of:=[.E37]/[.B37]" office:value-type="percentage" office:value="0.0129232782594471" calcext:value-type="percentage">
            <text:p>1.29%</text:p>
          </table:table-cell>
          <table:table-cell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7014" calcext:value-type="float">
            <text:p>7'014</text:p>
          </table:table-cell>
          <table:table-cell table:formula="of:=[.B38]-[.B37]" office:value-type="float" office:value="901" calcext:value-type="float">
            <text:p>901</text:p>
          </table:table-cell>
          <table:table-cell table:formula="of:=[.C38]/[.B37]" office:value-type="percentage" office:value="0.147390806477998" calcext:value-type="percentage">
            <text:p>15%</text:p>
          </table:table-cell>
          <table:table-cell table:formula="of:=[.E37]+[.F38]"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table:formula="of:=[.F38]/[.E37]" office:value-type="percentage" office:value="0.253164556962025" calcext:value-type="percentage">
            <text:p>25%</text:p>
          </table:table-cell>
          <table:table-cell table:formula="of:=[.E38]/[.B38]" office:value-type="percentage" office:value="0.014114627887083" calcext:value-type="percentage">
            <text:p>1.41%</text:p>
          </table:table-cell>
          <table:table-cell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8060" calcext:value-type="float">
            <text:p>8'060</text:p>
          </table:table-cell>
          <table:table-cell table:formula="of:=[.B39]-[.B38]" office:value-type="float" office:value="1046" calcext:value-type="float">
            <text:p>1'046</text:p>
          </table:table-cell>
          <table:table-cell table:formula="of:=[.C39]/[.B38]" office:value-type="percentage" office:value="0.149130310806958" calcext:value-type="percentage">
            <text:p>15%</text:p>
          </table:table-cell>
          <table:table-cell table:formula="of:=[.E38]+[.F39]"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table:formula="of:=[.F39]/[.E38]" office:value-type="percentage" office:value="0.232323232323232" calcext:value-type="percentage">
            <text:p>23%</text:p>
          </table:table-cell>
          <table:table-cell table:formula="of:=[.E39]/[.B39]" office:value-type="percentage" office:value="0.015136476426799" calcext:value-type="percentage">
            <text:p>1.51%</text:p>
          </table:table-cell>
          <table:table-cell/>
        </table:table-row>
        <table:table-row table:style-name="ro1">
          <table:table-cell office:value-type="date" office:date-value="2020-03-24" calcext:value-type="date">
            <text:p>24.03.20</text:p>
          </table:table-cell>
          <table:table-cell office:value-type="float" office:value="8836" calcext:value-type="float">
            <text:p>8'836</text:p>
          </table:table-cell>
          <table:table-cell table:formula="of:=[.B40]-[.B39]" office:value-type="float" office:value="776" calcext:value-type="float">
            <text:p>776</text:p>
          </table:table-cell>
          <table:table-cell table:formula="of:=[.C40]/[.B39]" office:value-type="percentage" office:value="0.0962779156327543" calcext:value-type="percentage">
            <text:p>10%</text:p>
          </table:table-cell>
          <table:table-cell table:formula="of:=[.E39]+[.F40]"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table:formula="of:=[.F40]/[.E39]" office:value-type="percentage" office:value="0.147540983606557" calcext:value-type="percentage">
            <text:p>15%</text:p>
          </table:table-cell>
          <table:table-cell table:formula="of:=[.E40]/[.B40]" office:value-type="percentage" office:value="0.01584427342689" calcext:value-type="percentage">
            <text:p>1.58%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9765" calcext:value-type="float">
            <text:p>9'765</text:p>
          </table:table-cell>
          <table:table-cell table:formula="of:=[.B41]-[.B40]" office:value-type="float" office:value="929" calcext:value-type="float">
            <text:p>929</text:p>
          </table:table-cell>
          <table:table-cell table:formula="of:=[.C41]/[.B40]" office:value-type="percentage" office:value="0.105138071525577" calcext:value-type="percentage">
            <text:p>11%</text:p>
          </table:table-cell>
          <table:table-cell table:formula="of:=[.E40]+[.F41]" office:value-type="float" office:value="171" calcext:value-type="float">
            <text:p>171</text:p>
          </table:table-cell>
          <table:table-cell office:value-type="float" office:value="31" calcext:value-type="float">
            <text:p>31</text:p>
          </table:table-cell>
          <table:table-cell table:formula="of:=[.F41]/[.E40]" office:value-type="percentage" office:value="0.221428571428571" calcext:value-type="percentage">
            <text:p>22%</text:p>
          </table:table-cell>
          <table:table-cell table:formula="of:=[.E41]/[.B41]" office:value-type="percentage" office:value="0.0175115207373272" calcext:value-type="percentage">
            <text:p>1.75%</text:p>
          </table:table-cell>
          <table:table-cell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10714" calcext:value-type="float">
            <text:p>10'714</text:p>
          </table:table-cell>
          <table:table-cell table:formula="of:=[.B42]-[.B41]" office:value-type="float" office:value="949" calcext:value-type="float">
            <text:p>949</text:p>
          </table:table-cell>
          <table:table-cell table:formula="of:=[.C42]/[.B41]" office:value-type="percentage" office:value="0.0971838197644649" calcext:value-type="percentage">
            <text:p>10%</text:p>
          </table:table-cell>
          <table:table-cell table:formula="of:=[.E41]+[.F42]" office:value-type="float" office:value="210" calcext:value-type="float">
            <text:p>210</text:p>
          </table:table-cell>
          <table:table-cell office:value-type="float" office:value="39" calcext:value-type="float">
            <text:p>39</text:p>
          </table:table-cell>
          <table:table-cell table:formula="of:=[.F42]/[.E41]" office:value-type="percentage" office:value="0.228070175438596" calcext:value-type="percentage">
            <text:p>23%</text:p>
          </table:table-cell>
          <table:table-cell table:formula="of:=[.E42]/[.B42]" office:value-type="percentage" office:value="0.0196005226806048" calcext:value-type="percentage">
            <text:p>1.96%</text:p>
          </table:table-cell>
          <table:table-cell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12161" calcext:value-type="float">
            <text:p>12'161</text:p>
          </table:table-cell>
          <table:table-cell table:formula="of:=[.B43]-[.B42]" office:value-type="float" office:value="1447" calcext:value-type="float">
            <text:p>1'447</text:p>
          </table:table-cell>
          <table:table-cell table:formula="of:=[.C43]/[.B42]" office:value-type="percentage" office:value="0.135056934851596" calcext:value-type="percentage">
            <text:p>14%</text:p>
          </table:table-cell>
          <table:table-cell table:formula="of:=[.E42]+[.F43]"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table:formula="of:=[.F43]/[.E42]" office:value-type="percentage" office:value="0.0523809523809524" calcext:value-type="percentage">
            <text:p>5%</text:p>
          </table:table-cell>
          <table:table-cell table:formula="of:=[.E43]/[.B43]" office:value-type="percentage" office:value="0.0181728476276622" calcext:value-type="percentage">
            <text:p>1.82%</text:p>
          </table:table-cell>
          <table:table-cell/>
        </table:table-row>
        <table:table-row table:style-name="ro1" table:number-rows-repeated="4">
          <table:table-cell table:style-name="ce5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5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.00.0000</text:date>, <text:time style:data-style-name="N2" text:time-value="21:49:24.980060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Pospisek</meta:initial-creator>
    <meta:creation-date>2020-03-18T09:15:30.469384700</meta:creation-date>
    <dc:date>2020-03-27T22:12:03.190865266</dc:date>
    <dc:creator>Tomas Pospisek</dc:creator>
    <meta:editing-duration>PT11H25M8S</meta:editing-duration>
    <meta:editing-cycles>16</meta:editing-cycles>
    <meta:generator>LibreOffice/6.1.5.2$Linux_X86_64 LibreOffice_project/10$Build-2</meta:generator>
    <meta:document-statistic meta:table-count="1" meta:cell-count="219" meta:object-count="0"/>
  </office:meta>
</office:document-meta>
</file>